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034ebd"/>
    </style:style>
    <style:style style:name="P3" style:family="paragraph" style:parent-style-name="Text_20_body">
      <style:text-properties officeooo:rsid="000a7e3a" officeooo:paragraph-rsid="000a7e3a"/>
    </style:style>
    <style:style style:name="P4" style:family="paragraph" style:parent-style-name="Title">
      <style:text-properties officeooo:rsid="00034ebd" officeooo:paragraph-rsid="00034ebd"/>
    </style:style>
    <style:style style:name="P5" style:family="paragraph" style:parent-style-name="Text_20_body">
      <style:text-properties officeooo:paragraph-rsid="00034ebd"/>
    </style:style>
    <style:style style:name="P6" style:family="paragraph" style:parent-style-name="Text_20_body">
      <style:text-properties officeooo:rsid="000b2b82" officeooo:paragraph-rsid="000b2b82"/>
    </style:style>
    <style:style style:name="P7" style:family="paragraph" style:parent-style-name="Text_20_body">
      <style:text-properties officeooo:rsid="0014e810" officeooo:paragraph-rsid="0014e810"/>
    </style:style>
    <style:style style:name="P8" style:family="paragraph" style:parent-style-name="Text_20_body">
      <style:text-properties officeooo:rsid="0019d01a" officeooo:paragraph-rsid="0019d01a"/>
    </style:style>
    <style:style style:name="P9" style:family="paragraph" style:parent-style-name="Text_20_body">
      <style:text-properties officeooo:rsid="001b572d" officeooo:paragraph-rsid="001b572d"/>
    </style:style>
    <style:style style:name="P10" style:family="paragraph" style:parent-style-name="Heading_20_1">
      <style:paragraph-properties fo:text-align="center" style:justify-single-word="false"/>
      <style:text-properties officeooo:rsid="00034ebd" officeooo:paragraph-rsid="00034ebd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3">
      <style:text-properties officeooo:rsid="0010006d" officeooo:paragraph-rsid="0010006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572d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b572d" style:font-style-asian="italic" style:font-style-complex="italic"/>
    </style:style>
    <style:style style:name="T5" style:family="text">
      <style:text-properties officeooo:rsid="0018d260"/>
    </style:style>
    <style:style style:name="T6" style:family="text">
      <style:text-properties officeooo:rsid="001b572d"/>
    </style:style>
    <style:style style:name="T7" style:family="text">
      <style:text-properties officeooo:rsid="001cb7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ython for Tool Developers</text:p>
      <text:h text:style-name="P10" text:outline-level="1">Lab <text:span text:style-name="T5">3</text:span></text:h>
      <text:h text:style-name="P11" text:outline-level="1">11/11/2016</text:h>
      <text:p text:style-name="P1"/>
      <text:h text:style-name="P12" text:outline-level="3">Lab <text:span text:style-name="T7">3</text:span>. <text:s/><text:span text:style-name="T5">Iterators and Generators</text:span></text:h>
      <text:p text:style-name="P2"><text:s text:c="7"/></text:p>
      <text:p text:style-name="P8">One possible task you may be asked to do is to analyze e-mails for suspicious activity. <text:s/>However, e-mail applications generate very large amounts of data, For any given user, the amount of e-mail generated may be in excess of a gigabyte or more, depending on history and usage. <text:s text:c="2"/>In this lab, we will use iterators and generators to help us write a simple application that will store potentially suspicious e-mails.</text:p>
      <text:p text:style-name="P8"/>
      <text:p text:style-name="P8">You will create a class called <text:span text:style-name="T3">mail_list</text:span><text:span text:style-name="T1">. <text:s/>This class will read a database of e-mails and store relevant e-mails in a dictionary attribute inside the class.</text:span></text:p>
      <text:p text:style-name="P8"><text:span text:style-name="T1">Since the database is rather large, it is unrealistic to be able to expect to bring the entire file into memory, instead a generator will be created that will only read in e-mails from the file as required. </text:span></text:p>
      <text:p text:style-name="P8"><text:span text:style-name="T1">Additionally, only the e-mails that meet a specific keyword criteria will be retained in the mail_list class and stored. <text:s/>The mail_list class will need to be an iterable object so that a user of the class can iterate over the e-mails with a for loop. </text:span></text:p>
      <text:p text:style-name="P7"/>
      <text:p text:style-name="P8">Exercises</text:p>
      <text:p text:style-name="P8">1. <text:s/>Create the mail_list class.</text:p>
      <text:p text:style-name="P8">2. <text:s/>Create a generator which will be used to store the e-mails into a dictionary attribute</text:p>
      <text:p text:style-name="P8"><text:s text:c="5"/>based on some keyword criteria given in the initializer. <text:s/><text:span text:style-name="T6">As the files are stored in a tarred, gzip'ed format, consider using the </text:span><text:span text:style-name="T4">tarfile</text:span><text:span text:style-name="T2"> library module provided by Python. </text:span></text:p>
      <text:p text:style-name="P9"><text:span text:style-name="T2">3. <text:s/></text:span><text:span text:style-name="T1">Store the e-mails in a dictionary based on a key = sender and value is a list of mail bodies. </text:span></text:p>
      <text:p text:style-name="P8">3. <text:s/>Make the mail_list class iterable.</text:p>
      <text:p text:style-name="P8">4. <text:s/>Allow users to query the number of e-mails that match the keyword criteria <text:span text:style-name="T6">and the sender. </text:span></text:p>
      <text:p text:style-name="P3"/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2:44:02.334966856</meta:creation-date>
    <meta:editing-duration>PT2H54M24S</meta:editing-duration>
    <meta:editing-cycles>10</meta:editing-cycles>
    <meta:generator>LibreOffice/4.2.8.2$Linux_X86_64 LibreOffice_project/420m0$Build-2</meta:generator>
    <dc:date>2016-11-13T19:34:16.289681101</dc:date>
    <meta:document-statistic meta:table-count="0" meta:image-count="0" meta:object-count="0" meta:page-count="1" meta:paragraph-count="16" meta:word-count="285" meta:character-count="1648" meta:non-whitespace-character-count="1349"/>
  </office:meta>
</office:document-meta>
</file>